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520f"/>
    </style:style>
    <style:style style:name="P2" style:family="paragraph" style:parent-style-name="Standard">
      <style:text-properties fo:font-weight="normal" officeooo:paragraph-rsid="00174d37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>
      <style:text-properties officeooo:rsid="00128e66" officeooo:paragraph-rsid="00128e66"/>
    </style:style>
    <style:style style:name="P5" style:family="paragraph" style:parent-style-name="Standard">
      <style:text-properties officeooo:rsid="0013520f" officeooo:paragraph-rsid="0013520f"/>
    </style:style>
    <style:style style:name="P6" style:family="paragraph" style:parent-style-name="Standard">
      <style:text-properties fo:font-weight="normal" officeooo:rsid="0013520f" officeooo:paragraph-rsid="0013520f" style:font-weight-asian="normal" style:font-weight-complex="normal"/>
    </style:style>
    <style:style style:name="P7" style:family="paragraph" style:parent-style-name="Standard">
      <style:text-properties fo:font-weight="normal" officeooo:rsid="0013520f" officeooo:paragraph-rsid="001c9fd1" style:font-weight-asian="normal" style:font-weight-complex="normal"/>
    </style:style>
    <style:style style:name="P8" style:family="paragraph" style:parent-style-name="Standard">
      <style:text-properties fo:font-weight="normal" officeooo:rsid="0013520f" officeooo:paragraph-rsid="001df0e9" style:font-weight-asian="normal" style:font-weight-complex="normal"/>
    </style:style>
    <style:style style:name="P9" style:family="paragraph" style:parent-style-name="Standard">
      <style:text-properties fo:font-weight="normal" officeooo:rsid="0013520f" officeooo:paragraph-rsid="0020c581" style:font-weight-asian="normal" style:font-weight-complex="normal"/>
    </style:style>
    <style:style style:name="P10" style:family="paragraph" style:parent-style-name="Standard">
      <style:text-properties fo:font-weight="normal" officeooo:rsid="0013520f" officeooo:paragraph-rsid="0034d0ef" style:font-weight-asian="normal" style:font-weight-complex="normal"/>
    </style:style>
    <style:style style:name="P11" style:family="paragraph" style:parent-style-name="Standard">
      <style:text-properties fo:font-weight="normal" officeooo:rsid="0013900b" officeooo:paragraph-rsid="0013900b" style:font-weight-asian="normal" style:font-weight-complex="normal"/>
    </style:style>
    <style:style style:name="P12" style:family="paragraph" style:parent-style-name="Standard">
      <style:text-properties fo:font-weight="normal" officeooo:rsid="0013900b" officeooo:paragraph-rsid="00281766" style:font-weight-asian="normal" style:font-weight-complex="normal"/>
    </style:style>
    <style:style style:name="P13" style:family="paragraph" style:parent-style-name="Standard">
      <style:text-properties fo:font-weight="normal" officeooo:rsid="0013900b" officeooo:paragraph-rsid="0034d0ef" style:font-weight-asian="normal" style:font-weight-complex="normal"/>
    </style:style>
    <style:style style:name="P14" style:family="paragraph" style:parent-style-name="Standard">
      <style:text-properties fo:font-weight="normal" officeooo:rsid="0013d273" officeooo:paragraph-rsid="0013d273" style:font-weight-asian="normal" style:font-weight-complex="normal"/>
    </style:style>
    <style:style style:name="P15" style:family="paragraph" style:parent-style-name="Standard">
      <style:text-properties fo:font-weight="normal" officeooo:rsid="0013d273" officeooo:paragraph-rsid="00281766" style:font-weight-asian="normal" style:font-weight-complex="normal"/>
    </style:style>
    <style:style style:name="P16" style:family="paragraph" style:parent-style-name="Standard">
      <style:text-properties fo:font-weight="normal" officeooo:rsid="0013d273" officeooo:paragraph-rsid="0034d0ef" style:font-weight-asian="normal" style:font-weight-complex="normal"/>
    </style:style>
    <style:style style:name="P17" style:family="paragraph" style:parent-style-name="Standard">
      <style:text-properties fo:font-weight="normal" officeooo:paragraph-rsid="00281766" style:font-weight-asian="normal" style:font-weight-complex="normal"/>
    </style:style>
    <style:style style:name="P18" style:family="paragraph" style:parent-style-name="Standard">
      <style:text-properties fo:font-weight="normal" officeooo:paragraph-rsid="002b24d8" style:font-weight-asian="normal" style:font-weight-complex="normal"/>
    </style:style>
    <style:style style:name="P19" style:family="paragraph" style:parent-style-name="Standard">
      <style:text-properties fo:font-weight="normal" officeooo:paragraph-rsid="00156160" style:font-weight-asian="normal" style:font-weight-complex="normal"/>
    </style:style>
    <style:style style:name="P20" style:family="paragraph" style:parent-style-name="Standard">
      <style:text-properties fo:font-weight="normal" officeooo:paragraph-rsid="0013900b" style:font-weight-asian="normal" style:font-weight-complex="normal"/>
    </style:style>
    <style:style style:name="P21" style:family="paragraph" style:parent-style-name="Standard">
      <style:text-properties fo:font-weight="normal" officeooo:paragraph-rsid="00174d37" style:font-weight-asian="normal" style:font-weight-complex="normal"/>
    </style:style>
    <style:style style:name="P22" style:family="paragraph" style:parent-style-name="Standard">
      <style:text-properties fo:color="#008000" fo:font-weight="normal" officeooo:rsid="0013520f" officeooo:paragraph-rsid="0013520f" style:font-weight-asian="normal" style:font-weight-complex="normal"/>
    </style:style>
    <style:style style:name="P23" style:family="paragraph" style:parent-style-name="Standard">
      <style:text-properties fo:color="#008000" fo:font-weight="normal" officeooo:rsid="0013520f" officeooo:paragraph-rsid="00156160" style:font-weight-asian="normal" style:font-weight-complex="normal"/>
    </style:style>
    <style:style style:name="T1" style:family="text">
      <style:text-properties officeooo:rsid="001352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520f" style:font-weight-asian="bold" style:font-weight-complex="bold"/>
    </style:style>
    <style:style style:name="T4" style:family="text">
      <style:text-properties officeooo:rsid="0013900b"/>
    </style:style>
    <style:style style:name="T5" style:family="text">
      <style:text-properties officeooo:rsid="0013d273"/>
    </style:style>
    <style:style style:name="T6" style:family="text">
      <style:text-properties officeooo:rsid="00156160"/>
    </style:style>
    <style:style style:name="T7" style:family="text">
      <style:text-properties officeooo:rsid="001953c9"/>
    </style:style>
    <style:style style:name="T8" style:family="text">
      <style:text-properties officeooo:rsid="001b2a03"/>
    </style:style>
    <style:style style:name="T9" style:family="text">
      <style:text-properties officeooo:rsid="001b6b5c"/>
    </style:style>
    <style:style style:name="T10" style:family="text">
      <style:text-properties officeooo:rsid="001c9fd1"/>
    </style:style>
    <style:style style:name="T11" style:family="text">
      <style:text-properties officeooo:rsid="001d5425"/>
    </style:style>
    <style:style style:name="T12" style:family="text">
      <style:text-properties officeooo:rsid="001df0e9"/>
    </style:style>
    <style:style style:name="T13" style:family="text">
      <style:text-properties officeooo:rsid="001f625b"/>
    </style:style>
    <style:style style:name="T14" style:family="text">
      <style:text-properties officeooo:rsid="0020c581"/>
    </style:style>
    <style:style style:name="T15" style:family="text">
      <style:text-properties officeooo:rsid="0020e8b6"/>
    </style:style>
    <style:style style:name="T16" style:family="text">
      <style:text-properties officeooo:rsid="0022327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b2a03" style:font-style-asian="italic" style:font-style-complex="italic"/>
    </style:style>
    <style:style style:name="T19" style:family="text">
      <style:text-properties fo:font-style="italic" officeooo:rsid="0020e8b6" style:font-style-asian="italic" style:font-style-complex="italic"/>
    </style:style>
    <style:style style:name="T20" style:family="text">
      <style:text-properties fo:font-style="italic" officeooo:rsid="002753a2" style:font-style-asian="italic" style:font-style-complex="italic"/>
    </style:style>
    <style:style style:name="T21" style:family="text">
      <style:text-properties fo:color="#ff6633"/>
    </style:style>
    <style:style style:name="T22" style:family="text">
      <style:text-properties fo:color="#ff6633" officeooo:rsid="0013900b"/>
    </style:style>
    <style:style style:name="T23" style:family="text">
      <style:text-properties fo:color="#ff6633" officeooo:rsid="0020e8b6"/>
    </style:style>
    <style:style style:name="T24" style:family="text">
      <style:text-properties fo:color="#ff6633" officeooo:rsid="00223272"/>
    </style:style>
    <style:style style:name="T25" style:family="text">
      <style:text-properties fo:color="#ff6633" officeooo:rsid="0013d273"/>
    </style:style>
    <style:style style:name="T26" style:family="text">
      <style:text-properties fo:color="#ff6633" officeooo:rsid="001c9fd1"/>
    </style:style>
    <style:style style:name="T27" style:family="text">
      <style:text-properties fo:color="#ff6633" officeooo:rsid="00174d37"/>
    </style:style>
    <style:style style:name="T28" style:family="text">
      <style:text-properties fo:color="#ff6633" officeooo:rsid="00156160"/>
    </style:style>
    <style:style style:name="T29" style:family="text">
      <style:text-properties fo:color="#ff6633" officeooo:rsid="001b2a03"/>
    </style:style>
    <style:style style:name="T30" style:family="text">
      <style:text-properties fo:color="#008000"/>
    </style:style>
    <style:style style:name="T31" style:family="text">
      <style:text-properties fo:color="#008000" fo:font-weight="bold" style:font-weight-asian="bold" style:font-weight-complex="bold"/>
    </style:style>
    <style:style style:name="T32" style:family="text">
      <style:text-properties fo:color="#008000" fo:font-weight="bold" officeooo:rsid="0013900b" style:font-weight-asian="bold" style:font-weight-complex="bold"/>
    </style:style>
    <style:style style:name="T33" style:family="text">
      <style:text-properties fo:color="#008000" fo:font-weight="bold" officeooo:rsid="0020e8b6" style:font-weight-asian="bold" style:font-weight-complex="bold"/>
    </style:style>
    <style:style style:name="T34" style:family="text">
      <style:text-properties fo:color="#008000" officeooo:rsid="0013900b"/>
    </style:style>
    <style:style style:name="T35" style:family="text">
      <style:text-properties fo:color="#008000" officeooo:rsid="0020e8b6"/>
    </style:style>
    <style:style style:name="T36" style:family="text">
      <style:text-properties fo:color="#008000" officeooo:rsid="001b6b5c"/>
    </style:style>
    <style:style style:name="T37" style:family="text">
      <style:text-properties fo:color="#008000" officeooo:rsid="001d5425"/>
    </style:style>
    <style:style style:name="T38" style:family="text">
      <style:text-properties officeooo:rsid="002753a2"/>
    </style:style>
    <style:style style:name="T39" style:family="text">
      <style:text-properties fo:font-style="normal" officeooo:rsid="002753a2" style:font-style-asian="normal" style:font-style-complex="normal"/>
    </style:style>
    <style:style style:name="T40" style:family="text">
      <style:text-properties fo:font-style="normal" officeooo:rsid="0013900b" style:font-style-asian="normal" style:font-style-complex="normal"/>
    </style:style>
    <style:style style:name="T41" style:family="text">
      <style:text-properties fo:color="#cc6633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officeooo:rsid="0020e8b6"/>
    </style:style>
    <style:style style:name="T44" style:family="text">
      <style:text-properties officeooo:rsid="00298616"/>
    </style:style>
    <style:style style:name="T45" style:family="text">
      <style:text-properties officeooo:rsid="0032267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45">Documentation Syntax Tree</text:span></text:h>
      <text:p text:style-name="P16"/>
      <text:p text:style-name="P10"/>
      <text:p text:style-name="P13">[TAGNAME, TAGOPTIONS or None, <text:span text:style-name="T7">list of args, </text:span>strings or lists...]</text:p>
      <text:p text:style-name="P13"/>
      <text:p text:style-name="P4"><draw:frame draw:style-name="fr1" draw:name="Cadre1" text:anchor-type="paragraph" svg:x="0.487cm" svg:y="0.212cm" svg:width="6.662cm" draw:z-index="0"><draw:text-box fo:min-height="6.572cm"><text:p text:style-name="P20"><text:span text:style-name="T1">« bl</text:span><text:span text:style-name="T4">a</text:span><text:span text:style-name="T1">blabla</text:span></text:p><text:p text:style-name="P6"><text:span text:style-name="T30">#</text:span><text:span text:style-name="T31">IF</text:span>{a==3}</text:p><text:p text:style-name="P6"><text:span text:style-name="T14">Salut</text:span> <text:span text:style-name="T36">#</text:span><text:span text:style-name="T37">machin</text:span><text:span text:style-name="T9"> !</text:span></text:p><text:p text:style-name="P6"><text:span text:style-name="T30">#</text:span><text:span text:style-name="T31">IF</text:span>{b &gt; 4}</text:p><text:p text:style-name="P7"><text:span text:style-name="T10">Beau temps, non ?</text:span></text:p><text:p text:style-name="P22">#<text:span text:style-name="T2">END</text:span></text:p><text:p text:style-name="P6"><text:span text:style-name="T30">#</text:span><text:span text:style-name="T31">ELIF</text:span>{a==2}</text:p><text:p text:style-name="P9"><text:span text:style-name="T13">Bonjour</text:span><text:span text:style-name="T11">.</text:span></text:p><text:p text:style-name="P22">#<text:span text:style-name="T2">ELSE</text:span></text:p><text:p text:style-name="P8"><text:span text:style-name="T12">Hi !</text:span></text:p><text:p text:style-name="P23">#<text:span text:style-name="T2">END</text:span></text:p><text:p text:style-name="P19"><text:span text:style-name="T6">That's all folks.</text:span><text:span text:style-name="T1"> »</text:span></text:p></draw:text-box></draw:frame></text:p>
      <text:p text:style-name="P20"><text:span text:style-name="T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doit devenir</text:p>
      <text:p text:style-name="P11"><draw:frame draw:style-name="fr1" draw:name="Cadre2" text:anchor-type="paragraph" svg:x="0.623cm" svg:y="0.452cm" svg:width="11.257cm" draw:z-index="1"><draw:text-box fo:min-height="10.105cm"><text:p text:style-name="P12">[<text:span text:style-name="T30">'</text:span><text:span text:style-name="T31">ROOT</text:span><text:span text:style-name="T30">'</text:span>, <text:span text:style-name="T17">None</text:span>, </text:p><text:p text:style-name="P12"><text:span text:style-name="T41"><text:tab/>'blablabla'</text:span><text:span text:style-name="T42">,</text:span><text:span text:style-name="T41"> </text:span></text:p><text:p text:style-name="P17"><text:span text:style-name="T4"><text:tab/>[</text:span><text:span text:style-name="T34">'</text:span><text:span text:style-name="T32">IF</text:span><text:span text:style-name="T34">'</text:span><text:span text:style-name="T4">, </text:span><text:span text:style-name="T18">None</text:span><text:span text:style-name="T8">, [</text:span><text:span text:style-name="T4">'a==3'</text:span><text:span text:style-name="T8">]</text:span><text:span text:style-name="T4">, </text:span></text:p><text:p text:style-name="P17"><text:span text:style-name="T22"><text:tab/><text:tab/></text:span><text:span text:style-name="T23">"salut "</text:span><text:span text:style-name="T4">, </text:span></text:p><text:p text:style-name="P18"><text:span text:style-name="T4"><text:tab/><text:tab/></text:span><text:span text:style-name="T15">[</text:span><text:span text:style-name="T35">'</text:span><text:span text:style-name="T33">machin</text:span><text:span text:style-name="T35">'</text:span><text:span text:style-name="T15">, </text:span><text:span text:style-name="T19">None</text:span><text:span text:style-name="T15">, [],</text:span></text:p><text:p text:style-name="P18"><text:span text:style-name="T15"><text:tab/><text:tab/><text:tab/>], </text:span></text:p><text:p text:style-name="P17"><text:span text:style-name="T23"><text:tab/><text:tab/>"</text:span><text:span text:style-name="T24"> !</text:span><text:span text:style-name="T23">"</text:span><text:span text:style-name="T16">, </text:span></text:p><text:p text:style-name="P17"><text:span text:style-name="T16"><text:tab/><text:tab/></text:span><text:span text:style-name="T4">[</text:span><text:span text:style-name="T34">'</text:span><text:span text:style-name="T32">IF</text:span><text:span text:style-name="T34">'</text:span><text:span text:style-name="T4">, </text:span><text:span text:style-name="T20">None</text:span><text:span text:style-name="T39">, [</text:span><text:span text:style-name="T40">'b</text:span><text:span text:style-name="T5"> &gt; 4'</text:span><text:span text:style-name="T38">]</text:span><text:span text:style-name="T5">, </text:span></text:p><text:p text:style-name="P17"><text:span text:style-name="T25"><text:tab/><text:tab/><text:tab/></text:span><text:span text:style-name="T23">"</text:span><text:span text:style-name="T26">Beau temps, non ?</text:span><text:span text:style-name="T23">"</text:span><text:span text:style-name="T43">,</text:span></text:p><text:p text:style-name="P17"><text:span text:style-name="T23"><text:tab/><text:tab/><text:tab/></text:span><text:span text:style-name="T5">], </text:span></text:p><text:p text:style-name="P17"><text:span text:style-name="T5"><text:tab/><text:tab/></text:span><text:span text:style-name="T44">],</text:span></text:p><text:p text:style-name="P15"><text:tab/>[<text:span text:style-name="T30">'</text:span><text:span text:style-name="T31">ELIF</text:span><text:span text:style-name="T30">'</text:span>, <text:span text:style-name="T18">None</text:span><text:span text:style-name="T8">, [</text:span>'a==2'<text:span text:style-name="T8">]</text:span>, </text:p><text:p text:style-name="P15"><text:span text:style-name="T23"><text:tab/><text:tab/>"</text:span><text:span text:style-name="T24">Bonjour.</text:span><text:span text:style-name="T23">"</text:span><text:span text:style-name="T43">,</text:span></text:p><text:p text:style-name="P15"><text:span text:style-name="T23"><text:tab/><text:tab/></text:span>], </text:p><text:p text:style-name="P15"><text:tab/>[<text:span text:style-name="T30">'</text:span><text:span text:style-name="T31">ELSE</text:span><text:span text:style-name="T30">'</text:span>, <text:span text:style-name="T17">None</text:span>, <text:s/><text:span text:style-name="T8">[], </text:span></text:p><text:p text:style-name="P15"><text:span text:style-name="T29"><text:tab/><text:tab/></text:span><text:span text:style-name="T23">"</text:span><text:span text:style-name="T24">Hi</text:span><text:span text:style-name="T21"> !</text:span><text:span text:style-name="T23">"</text:span><text:span text:style-name="T43">,</text:span></text:p><text:p text:style-name="P15"><text:span text:style-name="T23"><text:tab/><text:tab/></text:span>],</text:p><text:p text:style-name="P2"><text:span text:style-name="T5"><text:s/><text:tab/></text:span><text:span text:style-name="T27">"</text:span><text:span text:style-name="T28">That's all folks.</text:span><text:span text:style-name="T27">",</text:span></text:p><text:p text:style-name="P14"><text:s/><text:tab/>]</text:p></draw:text-box></draw:frame></text:p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3-09-24T15:29:39</meta:creation-date>
    <dc:date>2013-10-08T13:06:38</dc:date>
    <dc:creator>Nicolas </dc:creator>
    <meta:editing-duration>PT1H11M15S</meta:editing-duration>
    <meta:editing-cycles>36</meta:editing-cycles>
    <meta:generator>LibreOffice/4.0.2.2$Linux_X86_64 LibreOffice_project/400m0$Build-2</meta:generator>
    <meta:document-statistic meta:table-count="0" meta:image-count="0" meta:object-count="0" meta:page-count="1" meta:paragraph-count="34" meta:word-count="79" meta:character-count="481" meta:non-whitespace-character-count="389"/>
  </office:meta>
</office:document-meta>
</file>